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6c36" officeooo:paragraph-rsid="00146c36"/>
    </style:style>
    <style:style style:name="P2" style:family="paragraph" style:parent-style-name="Standard">
      <style:text-properties fo:font-weight="bold" officeooo:rsid="00146c36" officeooo:paragraph-rsid="00146c36" style:font-weight-asian="bold" style:font-weight-complex="bold"/>
    </style:style>
    <style:style style:name="P3" style:family="paragraph" style:parent-style-name="Standard">
      <style:text-properties fo:font-weight="bold" officeooo:rsid="00197968" officeooo:paragraph-rsid="00197968" style:font-weight-asian="bold" style:font-weight-complex="bold"/>
    </style:style>
    <style:style style:name="P4" style:family="paragraph" style:parent-style-name="Standard">
      <style:text-properties fo:font-weight="bold" officeooo:rsid="0017a43d" officeooo:paragraph-rsid="0017a43d" fo:background-color="#cccccc" style:font-weight-asian="bold" style:font-weight-complex="bold"/>
    </style:style>
    <style:style style:name="P5" style:family="paragraph" style:parent-style-name="Standard">
      <style:text-properties fo:font-weight="bold" officeooo:rsid="0017a43d" officeooo:paragraph-rsid="0017a43d" fo:background-color="#dddddd" style:font-weight-asian="bold" style:font-weight-complex="bold"/>
    </style:style>
    <style:style style:name="P6" style:family="paragraph" style:parent-style-name="Standard">
      <style:text-properties officeooo:rsid="0015b933" officeooo:paragraph-rsid="0015b933"/>
    </style:style>
    <style:style style:name="P7" style:family="paragraph" style:parent-style-name="Standard">
      <style:text-properties officeooo:rsid="0017a43d" officeooo:paragraph-rsid="0017a43d"/>
    </style:style>
    <style:style style:name="P8" style:family="paragraph" style:parent-style-name="Standard">
      <style:text-properties officeooo:rsid="00146c36" officeooo:paragraph-rsid="00146c36"/>
    </style:style>
    <style:style style:name="P9" style:family="paragraph">
      <loext:graphic-properties draw:fill-color="#ffd7d7"/>
    </style:style>
    <style:style style:name="P10" style:family="paragraph">
      <style:paragraph-properties fo:line-height="150%" style:writing-mode="lr-tb"/>
    </style:style>
    <style:style style:name="P11" style:family="paragraph">
      <loext:graphic-properties draw:fill-color="#dee6ef"/>
      <style:paragraph-properties fo:line-height="150%" style:writing-mode="lr-tb"/>
    </style:style>
    <style:style style:name="T1" style:family="text">
      <style:text-properties officeooo:rsid="0015b933"/>
    </style:style>
    <style:style style:name="T2" style:family="text">
      <style:text-properties officeooo:rsid="001713d5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7a43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gr1" style:family="graphic">
      <style:graphic-properties draw:fill-color="#ffd7d7" draw:textarea-horizontal-align="justify" draw:textarea-vertical-align="middle" draw:auto-grow-height="false" fo:min-height="11.409cm" fo:min-width="17.99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-color="#dee6ef" draw:textarea-horizontal-align="justify" draw:textarea-vertical-align="middle" draw:auto-grow-height="false" fo:min-height="12.591cm" fo:min-width="8.6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3" style:family="graphic">
      <style:graphic-properties draw:fill-color="#dee6ef" draw:textarea-horizontal-align="justify" draw:textarea-vertical-align="middle" draw:auto-grow-height="false" fo:min-height="12.471cm" fo:min-width="8.9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Gibt es immer noch eine « Mauer in den Köpfen » ?</text:span>, Text Seite 170</text:p>
      <text:p text:style-name="P1"/>
      <text:p text:style-name="P4">I/ LESEVERSTEHEN</text:p>
      <text:p text:style-name="P7"/>
      <text:p text:style-name="P2">Lesen Sie den Text <text:span text:style-name="T4">Seite 170 </text:span>und antworten Sie auf die Fragen.</text:p>
      <text:p text:style-name="P1"/>
      <text:p text:style-name="P1"/>
      <text:p text:style-name="P1"><text:span text:style-name="T1">1) </text:span>Füllen Sie die Steckbriefe der Schülerinnen aus, die an dem Austausch teilgenommen haben .</text:p>
      <text:p text:style-name="P1"><draw:custom-shape text:anchor-type="paragraph" draw:z-index="1" draw:name="Forme1" draw:style-name="gr2" draw:text-style-name="P11" svg:width="9.589cm" svg:height="13.526cm" svg:x="8.701cm" svg:y="0.483cm"><text:p text:style-name="P10">Vorname :……………………….</text:p><text:p text:style-name="P10"/><text:p text:style-name="P10">Alter :……………………………</text:p><text:p text:style-name="P10"/><text:p text:style-name="P10">Herkuft (Wo wohnt sie?) : ………………………. </text:p><text:p text:style-name="P10"/><text:p text:style-name="P10">Wo hat sie den Austausch gemacht ?</text:p><text:p text:style-name="P10">…………………………………………………..</text:p><text:p text:style-name="P10"/><text:p text:style-name="P10">Wann hat sie den Austausch gemacht ?</text:p><text:p text:style-name="P10">……………………………………………………..</text:p><text:p text:style-name="P10"/><text:p text:style-name="P10">Was sagt sie über die Sprache ?</text:p><text:p text:style-name="P10">…………………………………………………..</text:p><text:p text:style-name="P10">…………………………………………………..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draw:custom-shape text:anchor-type="paragraph" draw:z-index="0" draw:name="Forme1" draw:style-name="gr3" draw:text-style-name="P11" svg:width="9.949cm" svg:height="13.442cm" svg:x="-1.438cm" svg:y="0.018cm"><text:p text:style-name="P10">Vorname :……………………….</text:p><text:p text:style-name="P10"/><text:p text:style-name="P10">Alter :……………………………</text:p><text:p text:style-name="P10"/><text:p text:style-name="P10">Herkuft (Wo wohnt sie?) : ………………………. </text:p><text:p text:style-name="P10"/><text:p text:style-name="P10">Wo hat sie den Austausch gemacht ?</text:p><text:p text:style-name="P10">…………………………………………………..</text:p><text:p text:style-name="P10"/><text:p text:style-name="P10">Wann hat sie den Austausch gemacht ?</text:p><text:p text:style-name="P10">……………………………………………………..</text:p><text:p text:style-name="P10"/><text:p text:style-name="P10">Was sagt sie über die Sprache ?</text:p><text:p text:style-name="P10">…………………………………………………..</text:p><text:p text:style-name="P10">…………………………………………………..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2) Die beiden Schülerinnen haben ohne Vorurteile an einem Austausch teilgenommen. Ist es immer der Fall bei Jugendlich<text:span text:style-name="T2">en ? Was meint er Historiker Klaus Schröder ? Zitieren Sie den Text.</text:span></text:p>
      <text:p text:style-name="P6"/>
      <text:p text:style-name="P6"/>
      <text:p text:style-name="P6"/>
      <text:p text:style-name="P7">3) Wie erklärt er das ?</text:p>
      <text:p text:style-name="P7"/>
      <text:p text:style-name="P7"/>
      <text:p text:style-name="P7"/>
      <text:p text:style-name="P7">4) Warum werden immer noch Schüleraustausche zwischen Ost- und Westdeutschland organisiert ?</text:p>
      <text:p text:style-name="P7"/>
      <text:p text:style-name="P7"/>
      <text:p text:style-name="P7"/>
      <text:p text:style-name="P7"/>
      <text:p text:style-name="P5"><text:soft-page-break/>II/ GRAMMATIK</text:p>
      <text:p text:style-name="P5"><draw:custom-shape text:anchor-type="paragraph" draw:z-index="2" draw:name="Forme2" draw:style-name="gr1" draw:text-style-name="P9" svg:width="17.992cm" svg:height="11.41cm" svg:x="-0.443cm" svg:y="0.423cm"><text:p><text:span text:style-name="T5"><text:s/></text:span><text:span text:style-name="T5">Dire « quand » , « lorsque » :</text:span></text:p><text:p><text:span text:style-name="T5"/></text:p><text:p><text:s/>* <text:span text:style-name="T6">als</text:span></text:p><text:p><text:s/>= quand / lorsque pour <text:span text:style-name="T7">un fait unique dans le passé</text:span></text:p><text:p><text:span text:style-name="T3"><text:s/></text:span><text:span text:style-name="T3">Ex </text:span><text:span text:style-name="T3"><text:tab/></text:span>:Ich war noch nicht geboren, <text:span text:style-name="T7">als</text:span> die Mauer gefallen ist.</text:p><text:p><text:span text:style-name="T8"><text:tab/></text:span><text:span text:style-name="T8">Je n’étais pas encore né(e) lorsque le mur est tombé. (Cela ne s’est produit qu’une seule fois!)</text:span></text:p><text:p><text:span text:style-name="T8"/></text:p><text:p><text:s/>* <text:span text:style-name="T6">wenn</text:span> </text:p><text:p><text:s/>= quand / lorsque pour un fait<text:span text:style-name="T7"> qui a pu se produire plusieurs fois dans le passé</text:span></text:p><text:p><text:span text:style-name="T7"><text:s/></text:span><text:span text:style-name="T7">On utilise forcément « wenn » au présent et au futur.</text:span></text:p><text:p><text:span text:style-name="T3"><text:s/></text:span><text:span text:style-name="T3">Ex </text:span>: <text:tab/><text:span text:style-name="T7">Wenn</text:span> er nach Deutschland reist, besucht er seinen Austauschpartner.</text:p><text:p><text:span text:style-name="T8"><text:tab/></text:span><text:span text:style-name="T8">Quand il va en Allemagne, il rend visite à son correspondant.</text:span></text:p><text:p><text:span text:style-name="T7"><text:tab/></text:span><text:span text:style-name="T7">Wenn</text:span> man früher in den Westen fahren wollte, war es sehr kompliziert.</text:p><text:p><text:span text:style-name="T8"><text:tab/></text:span><text:span text:style-name="T8">Lorsqu’on voulait aller à l’ouest à l’époque, c’était très compliqué.</text:span></text:p><text:p/><text:p><text:span text:style-name="T5"><text:s/></text:span><text:span text:style-name="T5">N.B</text:span><text:span text:style-name="T7"> : « wenn » et « als » introduisent une subordonnée → le verbe conjugué se mettra <text:s/>à la fin.</text:span></text:p><text:p/><text:p/><text:p><text:span text:style-name="T3"><text:s/></text:span><text:span text:style-name="T3">Pour poser la question</text:span> (de manière direct ou indirecte) :</text:p><text:p><text:s/>* <text:span text:style-name="T6">Wann</text:span></text:p><text:p><text:span text:style-name="T7"><text:s/></text:span><text:span text:style-name="T7">Wann</text:span> kommt er?</text:p><text:p><text:s/>Ich frage mich, <text:span text:style-name="T7">wann</text:span> er kommt.</text:p><text:p/><draw:enhanced-geometry svg:viewBox="0 0 21600 21600" draw:type="rectangle" draw:enhanced-path="M 0 0 L 21600 0 21600 21600 0 21600 0 0 Z N"/></draw:custom-shape></text:p>
      <text:p text:style-name="P5"/>
      <text:p text:style-name="P5"/>
      <text:p text:style-name="P5"/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Faire les exercices 3 et 4 p 17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30T09:41:32.021000000</meta:creation-date>
    <dc:date>2020-04-30T14:10:36.999000000</dc:date>
    <meta:editing-duration>PT15M43S</meta:editing-duration>
    <meta:editing-cycles>3</meta:editing-cycles>
    <meta:generator>LibreOffice/6.3.4.2$Windows_X86_64 LibreOffice_project/60da17e045e08f1793c57c00ba83cdfce946d0aa</meta:generator>
    <meta:document-statistic meta:table-count="0" meta:image-count="0" meta:object-count="0" meta:page-count="2" meta:paragraph-count="9" meta:word-count="102" meta:character-count="582" meta:non-whitespace-character-count="489"/>
  </office:meta>
</office:document-meta>
</file>